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/>
    </style:style>
    <style:style style:name="P2" style:family="paragraph" style:parent-style-name="Standard">
      <style:paragraph-properties fo:text-align="justify" style:justify-single-word="false"/>
      <style:text-properties style:font-name="Trebuchet MS"/>
    </style:style>
    <style:style style:name="P3" style:family="paragraph" style:parent-style-name="Heading_20_1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Cells</text:h>
      <text:p text:style-name="P1">Il file 'cells.html' (trovate tutto in Cells.zip) realizza un gioco ispirato a ciò che è stato detto all'ultima riunione su agar.io. Il concetto è cellula grande mangia cellula piccola. Il giocatore controlla il movimento della cellula blu, il computer (ovvero il caso) controlla le altre cellule, rosse o cambiando il commento di colore casuale.</text:p>
      <text:p text:style-name="P2">La parte html ha un titolo, una riga per punteggio e record e l'elemento canvas che consente di disegnare il campo da gioco e le cellule in movimento.</text:p>
      <text:p text:style-name="P2">Il codice inizia con la definizione delle variabili, una serie di funzioni, la gestione dei tasti freccia e la chiamata alla funzione 'init' che crea la cellula del giocatore, le altre cellule ed il loop del gioco.</text:p>
      <text:p text:style-name="P2">La funzione 'scena' controlla lo svolgimento del gioco, muove la cellula del giocatore in base ai tasti premuti e le altre cellule casualmente. Controlla se qualche cellula mangia altre cellule o esce dallo schermo. Quando una cellula mangia cresce, quando viene mangiata o esce dallo schermo esce dal gioco. Il giocatore vince quando rimane l'unica cellula o cresce troppo. Perde quando viene mangiato o esce dallo schermo. Ad ogni ciclo del gioco e ogni volta che una cellula viene mangiata, può nascere una nuova cellul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2T14:32:55.10</meta:creation-date>
    <meta:document-statistic meta:table-count="0" meta:image-count="0" meta:object-count="0" meta:page-count="1" meta:paragraph-count="5" meta:word-count="205" meta:character-count="1239"/>
    <dc:date>2016-05-22T14:48:24.41</dc:date>
    <meta:editing-duration>PT8S</meta:editing-duration>
    <meta:editing-cycles>1</meta:editing-cycles>
    <meta:generator>OpenOffice/4.0.1$Win32 OpenOffice.org_project/401m5$Build-9714</meta:generator>
  </office:meta>
</office:document-meta>
</file>